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a9d" officeooo:paragraph-rsid="00020a9d"/>
    </style:style>
    <style:style style:name="P2" style:family="paragraph" style:parent-style-name="Standard">
      <style:text-properties fo:font-size="16pt" officeooo:rsid="000127da" officeooo:paragraph-rsid="000127da" style:font-size-asian="16pt" style:font-size-complex="16pt"/>
    </style:style>
    <style:style style:name="P3" style:family="paragraph" style:parent-style-name="Standard">
      <style:text-properties fo:font-size="16pt" officeooo:rsid="000127da" officeooo:paragraph-rsid="000378c8" style:font-size-asian="16pt" style:font-size-complex="16pt"/>
    </style:style>
    <style:style style:name="P4" style:family="paragraph" style:parent-style-name="Standard">
      <style:text-properties fo:font-size="16pt" officeooo:rsid="00020a9d" officeooo:paragraph-rsid="00020a9d" style:font-size-asian="16pt" style:font-size-complex="16pt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127da" officeooo:paragraph-rsid="000378c8" fo:background-color="#ffff00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0049f69"/>
    </style:style>
    <style:style style:name="T1" style:family="text">
      <style:text-properties officeooo:rsid="00020a9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6pt" officeooo:rsid="00049f69" style:font-size-asian="16pt" style:font-size-complex="16pt"/>
    </style:style>
    <style:style style:name="T4" style:family="text">
      <style:text-properties fo:font-size="16pt" officeooo:rsid="0005065b" style:font-size-asian="16pt" style:font-size-complex="16pt"/>
    </style:style>
    <style:style style:name="T5" style:family="text">
      <style:text-properties officeooo:rsid="000506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ava script </text:p>
      <text:p text:style-name="P3">is a <text:span text:style-name="T1">high level </text:span>programming language that allows to us to add to our codes dynamic actions, we need more than to see web pages as static pages , we need to add some personal touch and information .</text:p>
      <text:p text:style-name="P3"/>
      <text:p text:style-name="P2">It is useful to<text:span text:style-name="T2"> in-store information</text:span> using variables like we can ask for email account and can out it in <text:s/>email name.</text:p>
      <text:p text:style-name="P2">It can also <text:span text:style-name="T2">operate on pieces of text </text:span><text:span text:style-name="T1">using strings in programming .</text:span></text:p>
      <text:p text:style-name="P4">It can<text:span text:style-name="T2"> run code to response </text:span>to specific events like in above examples users can have personal account on net.</text:p>
      <text:p text:style-name="P4"/>
      <text:p text:style-name="P4">It is used to develop a interactive web pages and creates applications like games and most of sites use it and it is supported <text:s/>by most browsers</text:p>
      <text:p text:style-name="P6"><text:span text:style-name="T3">it is called Camel </text:span><text:span text:style-name="T4">case </text:span><text:span text:style-name="T3">because we write words besides each other and wrote first letter for <text:s/></text:span><text:span text:style-name="T4">first word in small letter then other words we write first letters in capital letters</text:span><text:span text:style-name="T3">.</text:span></text:p>
      <text:p text:style-name="P1">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02:09:53.028493763</meta:creation-date>
    <meta:generator>LibreOffice/6.4.7.2$Linux_X86_64 LibreOffice_project/40$Build-2</meta:generator>
    <dc:date>2021-04-19T16:04:28.445541093</dc:date>
    <meta:editing-duration>PT1H55M5S</meta:editing-duration>
    <meta:editing-cycles>3</meta:editing-cycles>
    <meta:document-statistic meta:table-count="0" meta:image-count="0" meta:object-count="0" meta:page-count="1" meta:paragraph-count="8" meta:word-count="156" meta:character-count="828" meta:non-whitespace-character-count="676"/>
  </office:meta>
</office:document-meta>
</file>